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3c5" officeooo:paragraph-rsid="000853c5"/>
    </style:style>
    <style:style style:name="P2" style:family="paragraph" style:parent-style-name="Standard">
      <style:text-properties officeooo:rsid="0009275e" officeooo:paragraph-rsid="0009275e"/>
    </style:style>
    <style:style style:name="P3" style:family="paragraph" style:parent-style-name="Standard">
      <style:text-properties officeooo:rsid="000af4ca" officeooo:paragraph-rsid="000af4ca"/>
    </style:style>
    <style:style style:name="P4" style:family="paragraph" style:parent-style-name="Standard">
      <style:text-properties officeooo:rsid="000c1f97" officeooo:paragraph-rsid="000c1f97"/>
    </style:style>
    <style:style style:name="P5" style:family="paragraph" style:parent-style-name="Standard">
      <style:text-properties officeooo:rsid="000c1f97" officeooo:paragraph-rsid="000c9059"/>
    </style:style>
    <style:style style:name="T1" style:family="text">
      <style:text-properties officeooo:rsid="000c1f97"/>
    </style:style>
    <style:style style:name="T2" style:family="text">
      <style:text-properties officeooo:rsid="000c9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final 5</text:p>
      <text:p text:style-name="P2">x 3 7 8</text:p>
      <text:p text:style-name="P1">1.</text:p>
      <text:p text:style-name="P1"><text:tab/>1. disable because ssl is legacy</text:p>
      <text:p text:style-name="P1"><text:tab/>2. disable no pfs</text:p>
      <text:p text:style-name="P1"><text:tab/>3. disable ssl is legacy</text:p>
      <text:p text:style-name="P1"><text:tab/>4. good </text:p>
      <text:p text:style-name="P1">5. ecdh_rsa is broken</text:p>
      <text:p text:style-name="P1"/>
      <text:p text:style-name="P1">2.</text:p>
      <text:p text:style-name="P1">Amazon sends a certificate during server hello and alice verifies with chain of trust</text:p>
      <text:p text:style-name="P1">Alices browser is authenticated to amazon <text:s/>by sending </text:p>
      <text:p text:style-name="P1">If trudy is able to manipulate the packets then she can verify amazon from alices pov.</text:p>
      <text:p text:style-name="P1">Same</text:p>
      <text:p text:style-name="P1"/>
      <text:p text:style-name="P3">4a</text:p>
      <text:p text:style-name="P3"/>
      <text:p text:style-name="P3">iptables -A FORWARD -p icmp –icmp-type echo-request -s 10.30.111.20 <text:s/>-j ACCEPT <text:s/>-m conntrack –ctstate NEW,ESTABLISHED</text:p>
      <text:p text:style-name="P3">iptables -A FORWARD -p icmp –icmp-type echo-response -d 10.30.111.20 -j ACCEPT <text:s/>-m conntrack –ctstate NEW,ESTABLISHED</text:p>
      <text:p text:style-name="P3">iptables -A INPUT -p icmp –icmp-type echo-request -s 10.30.111.20 -i eth1 -o eth0 -d 10.20.111.2 -j ACCEPT -m conntrack –ctstate NEW,ESTABLISHED </text:p>
      <text:p text:style-name="P3">iptables -A <text:span text:style-name="T1">OUTPUT </text:span><text:s/>-p icmp –icmp-type echo-response -s 10.30.111.2<text:span text:style-name="T1">0</text:span> -i eth1 -o eth0 -d 10.20.111.20 -j j ACCEPT -m conntrack –ctstate NEW,ESTABLISHED</text:p>
      <text:p text:style-name="P3"/>
      <text:p text:style-name="P4">4b</text:p>
      <text:p text:style-name="P4">iptables -A FORWARD -p <text:span text:style-name="T2">udp</text:span> –sport <text:span text:style-name="T2">4432 </text:span>-s 10.10.111.0/24 -d 10.20.111.10 </text:p>
      <text:p text:style-name="P5">iptables -A FORWARD -p tcp –sport 6514 -s 10.10.111.0/24 -d 10.20.111.10 </text:p>
      <text:p text:style-name="P5">iptables -A FORWARD -p <text:span text:style-name="T2">udp</text:span> –sport <text:span text:style-name="T2">4432 </text:span>-s 10.<text:span text:style-name="T2">2</text:span>0.111.0/24 -d 10.20.111.10 </text:p>
      <text:p text:style-name="P5">iptables -A FORWARD -p tcp –sport 6514 -s 10.<text:span text:style-name="T2">2</text:span>0.111.0/24 -d 10.20.111.1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8:54:09.472572426</meta:creation-date>
    <dc:date>2019-08-16T19:27:21.946914635</dc:date>
    <meta:editing-duration>PT2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88" meta:character-count="1185" meta:non-whitespace-character-count="1004"/>
  </office:meta>
</office:document-meta>
</file>